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8987497</text:p>
      <text:p text:style-name="Standard">8978102</text:p>
      <text:p text:style-name="Standard">8842231</text:p>
      <text:p text:style-name="Standard">8842190</text:p>
      <text:p text:style-name="Standard">8821931</text:p>
      <text:p text:style-name="Standard">8793868</text:p>
      <text:p text:style-name="Standard">11536578</text:p>
      <text:p text:style-name="Standard">8824625</text:p>
      <text:p text:style-name="Standard">8817078</text:p>
      <text:p text:style-name="Standard">8795158</text:p>
      <text:p text:style-name="Standard">8763618</text:p>
      <text:p text:style-name="Standard">8761176</text:p>
      <text:p text:style-name="Standard">8759871</text:p>
      <text:p text:style-name="Standard">8755888</text:p>
      <text:p text:style-name="Standard">8636046</text:p>
      <text:p text:style-name="Standard">8627625</text:p>
      <text:p text:style-name="Standard">8621091</text:p>
      <text:p text:style-name="Standard">8596445</text:p>
      <text:p text:style-name="Standard">8580359</text:p>
      <text:p text:style-name="Standard">8577240</text:p>
      <text:p text:style-name="Standard">8550499</text:p>
      <text:p text:style-name="Standard">8002583</text:p>
      <text:p text:style-name="Standard">8002572</text:p>
      <text:p text:style-name="Standard">7892209</text:p>
      <text:p text:style-name="Standard">7867059</text:p>
      <text:p text:style-name="Standard">7832586</text:p>
      <text:p text:style-name="Standard">7828930</text:p>
      <text:p text:style-name="Standard">7806350</text:p>
      <text:p text:style-name="Standard">17644605</text:p>
      <text:p text:style-name="Standard">17610831</text:p>
      <text:p text:style-name="Standard">17576668</text:p>
      <text:p text:style-name="Standard">17572072</text:p>
      <text:p text:style-name="Standard">17500588</text:p>
      <text:p text:style-name="Standard">17438286</text:p>
      <text:p text:style-name="Standard">17434949</text:p>
      <text:p text:style-name="Standard">17416615</text:p>
      <text:p text:style-name="Standard">17379726</text:p>
      <text:p text:style-name="Standard">17347523</text:p>
      <text:p text:style-name="Standard">17293429</text:p>
      <text:p text:style-name="Standard">17289075</text:p>
      <text:p text:style-name="Standard">17109884</text:p>
      <text:p text:style-name="Standard">17085552</text:p>
      <text:p text:style-name="Standard">17084692</text:p>
      <text:p text:style-name="Standard">17041040</text:p>
      <text:p text:style-name="Standard">17038120</text:p>
      <text:p text:style-name="Standard">18461074</text:p>
      <text:p text:style-name="Standard">18455187</text:p>
      <text:p text:style-name="Standard">18451048</text:p>
      <text:p text:style-name="Standard">18337747</text:p>
      <text:p text:style-name="Standard">18310339</text:p>
      <text:p text:style-name="Standard">18297874</text:p>
      <text:p text:style-name="Standard">18256495</text:p>
      <text:p text:style-name="Standard"><text:soft-page-break/>18207160</text:p>
      <text:p text:style-name="Standard">18192386</text:p>
      <text:p text:style-name="Standard">18165296</text:p>
      <text:p text:style-name="Standard">17993515</text:p>
      <text:p text:style-name="Standard">17719558</text:p>
      <text:p text:style-name="Standard">17979244</text:p>
      <text:p text:style-name="Standard">17920274</text:p>
      <text:p text:style-name="Standard">17890312</text:p>
      <text:p text:style-name="Standard">17875662</text:p>
      <text:p text:style-name="Standard">17761814</text:p>
      <text:p text:style-name="Standard">17699634</text:p>
      <text:p text:style-name="Standard">21415118</text:p>
      <text:p text:style-name="Standard">21372321</text:p>
      <text:p text:style-name="Standard">21335384</text:p>
      <text:p text:style-name="Standard">21296949</text:p>
      <text:p text:style-name="Standard">21289282</text:p>
      <text:p text:style-name="Standard">21244534</text:p>
      <text:p text:style-name="Standard">21165649</text:p>
      <text:p text:style-name="Standard">21148728</text:p>
      <text:p text:style-name="Standard">21170308</text:p>
      <text:p text:style-name="Standard">20979349</text:p>
      <text:p text:style-name="Standard">20926516</text:p>
      <text:p text:style-name="Standard">20729351</text:p>
      <text:p text:style-name="Standard">20705140</text:p>
      <text:p text:style-name="Standard">20676082</text:p>
      <text:p text:style-name="Standard">22245577</text:p>
      <text:p text:style-name="Standard">21776027</text:p>
      <text:p text:style-name="Standard">22120737</text:p>
      <text:p text:style-name="Standard">22111373</text:p>
      <text:p text:style-name="Standard">21999994</text:p>
      <text:p text:style-name="Standard">21895888</text:p>
      <text:p text:style-name="Standard">21890701</text:p>
      <text:p text:style-name="Standard">21811488</text:p>
      <text:p text:style-name="Standard">21737499</text:p>
      <text:p text:style-name="Standard">21654632</text:p>
      <text:p text:style-name="Standard">21642461</text:p>
      <text:p text:style-name="Standard">21470300</text:p>
      <text:p text:style-name="Standard">9555902</text:p>
      <text:p text:style-name="Standard">9542094</text:p>
      <text:p text:style-name="Standard">9495748</text:p>
      <text:p text:style-name="Standard">9481513</text:p>
      <text:p text:style-name="Standard">9473049</text:p>
      <text:p text:style-name="Standard">9335288</text:p>
      <text:p text:style-name="Standard">9325158</text:p>
      <text:p text:style-name="Standard">9251788</text:p>
      <text:p text:style-name="Standard">9231413</text:p>
      <text:p text:style-name="Standard">9199499</text:p>
      <text:p text:style-name="Standard">9161424</text:p>
      <text:p text:style-name="Standard">9159525</text:p>
      <text:p text:style-name="Standard">9879971</text:p>
      <text:p text:style-name="Standard">9879970</text:p>
      <text:p text:style-name="Standard">11543608</text:p>
      <text:p text:style-name="Standard"><text:soft-page-break/>11536579</text:p>
      <text:p text:style-name="Standard">10515922</text:p>
      <text:p text:style-name="Standard">10509484</text:p>
      <text:p text:style-name="Standard">10508112</text:p>
      <text:p text:style-name="Standard">10500220</text:p>
      <text:p text:style-name="Standard">10439416</text:p>
      <text:p text:style-name="Standard">10438751</text:p>
      <text:p text:style-name="Standard">10350613</text:p>
      <text:p text:style-name="Standard">10339609</text:p>
      <text:p text:style-name="Standard">10319484</text:p>
      <text:p text:style-name="Standard">10075408</text:p>
      <text:p text:style-name="Standard">10074090</text:p>
      <text:p text:style-name="Standard">10049388</text:p>
      <text:p text:style-name="Standard">10025168</text:p>
      <text:p text:style-name="Standard">9813134</text:p>
      <text:p text:style-name="Standard">9799733</text:p>
      <text:p text:style-name="Standard">9774535</text:p>
      <text:p text:style-name="Standard">9767587</text:p>
      <text:p text:style-name="Standard">9742948</text:p>
      <text:p text:style-name="Standard">9731177</text:p>
      <text:p text:style-name="Standard">9727020</text:p>
      <text:p text:style-name="Standard">9610353</text:p>
      <text:p text:style-name="Standard">11821427</text:p>
      <text:p text:style-name="Standard">11786348</text:p>
      <text:p text:style-name="Standard">11751834</text:p>
      <text:p text:style-name="Standard">11750825</text:p>
      <text:p text:style-name="Standard">11741839</text:p>
      <text:p text:style-name="Standard">11722743</text:p>
      <text:p text:style-name="Standard">11708853</text:p>
      <text:p text:style-name="Standard">11708742</text:p>
      <text:p text:style-name="Standard">11669642</text:p>
      <text:p text:style-name="Standard">11591685</text:p>
      <text:p text:style-name="Standard">11583840</text:p>
      <text:p text:style-name="Standard">11528005</text:p>
      <text:p text:style-name="Standard">11526174</text:p>
      <text:p text:style-name="Standard">11524974</text:p>
      <text:p text:style-name="Standard">11434456</text:p>
      <text:p text:style-name="Standard">11422558</text:p>
      <text:p text:style-name="Standard">11408658</text:p>
      <text:p text:style-name="Standard">11401962</text:p>
      <text:p text:style-name="Standard">11356579</text:p>
      <text:p text:style-name="Standard">11327786</text:p>
      <text:p text:style-name="Standard">11325943</text:p>
      <text:p text:style-name="Standard">11309112</text:p>
      <text:p text:style-name="Standard">11298286</text:p>
      <text:p text:style-name="Standard">11268201</text:p>
      <text:p text:style-name="Standard">11248198</text:p>
      <text:p text:style-name="Standard">11204784</text:p>
      <text:p text:style-name="Standard">11168592</text:p>
      <text:p text:style-name="Standard">111364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rgan Beeby</meta:initial-creator>
    <meta:creation-date>2012-05-29T19:36:41</meta:creation-date>
    <meta:document-statistic meta:table-count="0" meta:image-count="0" meta:object-count="0" meta:page-count="3" meta:paragraph-count="154" meta:word-count="154" meta:character-count="1183"/>
    <dc:date>2012-05-29T19:58:21</dc:date>
    <dc:creator>Morgan Beeby</dc:creator>
    <meta:editing-duration>PT49S</meta:editing-duration>
    <meta:editing-cycles>1</meta:editing-cycles>
    <meta:generator>LibreOffice/3.3$Unix LibreOffice_project/330m19$Build-401</meta:generator>
  </office:meta>
</office:document-meta>
</file>